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line-height="104%" fo:text-align="justify" style:justify-single-word="false"/>
      <style:text-properties style:font-name="Futura-Light" fo:font-size="10pt" style:font-name-asian="Calibri" style:font-size-asian="10pt" style:font-size-complex="11pt"/>
    </style:style>
    <style:style style:name="P2" style:family="paragraph" style:parent-style-name="Standard_20__28_user_29_">
      <style:paragraph-properties fo:line-height="104%" fo:text-align="justify" style:justify-single-word="false"/>
    </style:style>
    <style:style style:name="P3" style:family="paragraph" style:parent-style-name="List_20_Paragraph" style:list-style-name="WWNum3">
      <style:paragraph-properties fo:line-height="104%" fo:text-align="justify" style:justify-single-word="false"/>
    </style:style>
    <style:style style:name="P4" style:family="paragraph" style:parent-style-name="List_20_Paragraph" style:list-style-name="WWNum3">
      <style:paragraph-properties fo:line-height="104%" fo:text-align="justify" style:justify-single-word="false"/>
      <style:text-properties officeooo:paragraph-rsid="001c471f"/>
    </style:style>
    <style:style style:name="P5" style:family="paragraph" style:parent-style-name="List_20_Paragraph" style:list-style-name="WWNum3">
      <style:paragraph-properties fo:line-height="104%" fo:text-align="justify" style:justify-single-word="false"/>
      <style:text-properties officeooo:paragraph-rsid="001de23a"/>
    </style:style>
    <style:style style:name="P6" style:family="paragraph" style:parent-style-name="List_20_Paragraph" style:list-style-name="WWNum3">
      <style:paragraph-properties fo:line-height="104%" fo:text-align="justify" style:justify-single-word="false"/>
      <style:text-properties style:font-name="Futura-Light" fo:font-size="10pt" style:font-name-asian="Calibri" style:font-size-asian="10pt" style:font-size-complex="11pt"/>
    </style:style>
    <style:style style:name="P7" style:family="paragraph" style:parent-style-name="List_20_Paragraph" style:list-style-name="WWNum3">
      <style:paragraph-properties fo:line-height="104%" fo:text-align="justify" style:justify-single-word="false"/>
      <style:text-properties style:font-name="Futura-Light" fo:font-size="10pt" officeooo:paragraph-rsid="001c471f" style:font-name-asian="Calibri" style:font-size-asian="10pt" style:font-size-complex="11pt"/>
    </style:style>
    <style:style style:name="P8" style:family="paragraph" style:parent-style-name="List_20_Paragraph" style:list-style-name="WWNum3">
      <style:paragraph-properties fo:line-height="104%" fo:text-align="justify" style:justify-single-word="false"/>
      <style:text-properties style:font-name="Futura-Light" fo:font-size="10pt" officeooo:paragraph-rsid="001de23a" style:font-name-asian="Calibri" style:font-size-asian="10pt" style:font-size-complex="11pt"/>
    </style:style>
    <style:style style:name="P9" style:family="paragraph" style:parent-style-name="Standard">
      <style:paragraph-properties fo:line-height="105%" fo:text-align="center" style:justify-single-word="false"/>
      <style:text-properties officeooo:paragraph-rsid="001c471f"/>
    </style:style>
    <style:style style:name="P10" style:family="paragraph" style:parent-style-name="Standard">
      <style:paragraph-properties fo:line-height="105%" fo:text-align="center" style:justify-single-word="false"/>
      <style:text-properties officeooo:paragraph-rsid="001de23a"/>
    </style:style>
    <style:style style:name="P11" style:family="paragraph" style:parent-style-name="Standard_20__28_user_29_" style:master-page-name="Standard">
      <style:paragraph-properties fo:margin-left="0.6cm" fo:margin-right="0cm" fo:line-height="104%" fo:text-align="end" style:justify-single-word="false" fo:text-indent="0.499cm" style:auto-text-indent="false" style:page-number="auto"/>
    </style:style>
    <style:style style:name="P12" style:family="paragraph" style:parent-style-name="Standard_20__28_user_29_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c471f"/>
    </style:style>
    <style:style style:name="P13" style:family="paragraph" style:parent-style-name="Standard_20__28_user_29_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c471f"/>
    </style:style>
    <style:style style:name="P14" style:family="paragraph" style:parent-style-name="Standard_20__28_user_29_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c471f"/>
    </style:style>
    <style:style style:name="P15" style:family="paragraph" style:parent-style-name="Standard_20__28_user_29_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de23a"/>
    </style:style>
    <style:style style:name="P16" style:family="paragraph" style:parent-style-name="Standard_20__28_user_29_">
      <style:paragraph-properties fo:line-height="104%"/>
      <style:text-properties style:font-name="Futura-Light" fo:font-size="10pt" style:font-name-asian="Calibri" style:font-size-asian="10pt" style:font-size-complex="11pt"/>
    </style:style>
    <style:style style:name="P17" style:family="paragraph" style:parent-style-name="Standard_20__28_user_29_">
      <style:paragraph-properties fo:line-height="104%" fo:text-align="justify" style:justify-single-word="false"/>
      <style:text-properties style:font-name="Futura-Light" fo:font-size="10pt" style:font-name-asian="Calibri" style:font-size-asian="10pt" style:font-size-complex="11pt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1c471f" style:font-name-asian="Calibri" style:font-size-asian="10pt" style:font-size-complex="11pt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1de23a" style:font-name-asian="Calibri" style:font-size-asian="10pt" style:font-size-complex="11pt"/>
    </style:style>
    <style:style style:name="P20" style:family="paragraph" style:parent-style-name="Standard_20__28_user_29_">
      <style:paragraph-properties fo:line-height="104%"/>
      <style:text-properties style:font-name="Futura-Light" fo:font-size="10pt" officeooo:paragraph-rsid="001c471f" style:font-name-asian="Calibri" style:font-size-asian="10pt" style:font-size-complex="11pt"/>
    </style:style>
    <style:style style:name="P21" style:family="paragraph" style:parent-style-name="Standard_20__28_user_29_">
      <style:paragraph-properties fo:line-height="104%"/>
      <style:text-properties style:font-name="Futura-Light" fo:font-size="10pt" officeooo:paragraph-rsid="001de23a" style:font-name-asian="Calibri" style:font-size-asian="10pt" style:font-size-complex="11pt"/>
    </style:style>
    <style:style style:name="P22" style:family="paragraph" style:parent-style-name="Standard_20__28_user_29_">
      <style:paragraph-properties fo:line-height="104%"/>
      <style:text-properties style:font-name="Futura-Light" fo:font-size="10pt" officeooo:rsid="001c471f" officeooo:paragraph-rsid="001c471f" style:font-name-asian="Calibri" style:font-size-asian="10pt" style:font-size-complex="11pt" style:font-weight-complex="bold"/>
    </style:style>
    <style:style style:name="P23" style:family="paragraph" style:parent-style-name="Standard_20__28_user_29_">
      <style:paragraph-properties fo:line-height="104%"/>
      <style:text-properties style:font-name="Futura-Light" fo:font-size="10pt" officeooo:rsid="001c471f" officeooo:paragraph-rsid="001de23a" style:font-name-asian="Calibri" style:font-size-asian="10pt" style:font-size-complex="11pt" style:font-weight-complex="bold"/>
    </style:style>
    <style:style style:name="P24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rsid="001c471f" officeooo:paragraph-rsid="001c471f" style:font-name-asian="Calibri" style:font-size-asian="10pt" style:font-size-complex="11pt"/>
    </style:style>
    <style:style style:name="P25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style:font-name-asian="Calibri" style:font-size-asian="10pt" style:font-weight-asian="bold" style:font-size-complex="11pt"/>
    </style:style>
    <style:style style:name="P26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1c471f" style:font-name-asian="Calibri" style:font-size-asian="10pt" style:font-weight-asian="bold" style:font-size-complex="11pt"/>
    </style:style>
    <style:style style:name="P27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style:font-name-asian="Calibri" style:font-size-asian="10pt" style:font-weight-asian="bold" style:font-size-complex="11pt" style:font-weight-complex="bold"/>
    </style:style>
    <style:style style:name="P2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1c471f" style:font-name-asian="Calibri" style:font-size-asian="10pt" style:font-weight-asian="bold" style:font-size-complex="11pt" style:font-weight-complex="bold"/>
    </style:style>
    <style:style style:name="P2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1de23a" style:font-name-asian="Calibri" style:font-size-asian="10pt" style:font-weight-asian="bold" style:font-size-complex="11pt" style:font-weight-complex="bold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c471f" style:font-name-asian="Calibri" style:font-size-asian="10pt" style:font-weight-asian="bold" style:font-size-complex="11pt" style:font-weight-complex="bold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de23a" style:font-name-asian="Calibri" style:font-size-asian="10pt" style:font-weight-asian="bold" style:font-size-complex="11pt" style:font-weight-complex="bold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c471f" style:font-name-asian="Calibri" style:font-size-asian="10pt" style:font-weight-asian="bold" style:font-size-complex="11pt"/>
    </style:style>
    <style:style style:name="P33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de23a" style:font-name-asian="Calibri" style:font-size-asian="10pt" style:font-weight-asian="bold" style:font-size-complex="11pt"/>
    </style:style>
    <style:style style:name="P34" style:family="paragraph" style:parent-style-name="Standard_20__28_user_29_">
      <style:paragraph-properties fo:line-height="104%" fo:text-align="justify" style:justify-single-word="false"/>
    </style:style>
    <style:style style:name="P35" style:family="paragraph" style:parent-style-name="Standard_20__28_user_29_">
      <style:paragraph-properties fo:line-height="104%" fo:text-align="justify" style:justify-single-word="false"/>
      <style:text-properties officeooo:paragraph-rsid="001c471f"/>
    </style:style>
    <style:style style:name="P36" style:family="paragraph" style:parent-style-name="Standard_20__28_user_29_">
      <style:paragraph-properties fo:line-height="104%" fo:text-align="justify" style:justify-single-word="false"/>
      <style:text-properties officeooo:paragraph-rsid="001de23a"/>
    </style:style>
    <style:style style:name="P37" style:family="paragraph" style:parent-style-name="Standard_20__28_user_29_">
      <style:paragraph-properties fo:line-height="104%" fo:text-align="center" style:justify-single-word="false"/>
      <style:text-properties fo:font-style="normal" fo:font-weight="normal" officeooo:paragraph-rsid="001c471f" style:font-style-asian="normal" style:font-weight-asian="normal" style:font-style-complex="normal" style:font-weight-complex="normal"/>
    </style:style>
    <style:style style:name="P38" style:family="paragraph" style:parent-style-name="Standard_20__28_user_29_">
      <style:paragraph-properties fo:line-height="104%" fo:text-align="center" style:justify-single-word="false"/>
      <style:text-properties fo:font-style="normal" fo:font-weight="normal" officeooo:paragraph-rsid="001de23a" style:font-style-asian="normal" style:font-weight-asian="normal" style:font-style-complex="normal" style:font-weight-complex="normal"/>
    </style:style>
    <style:style style:name="P39" style:family="paragraph" style:parent-style-name="Standard_20__28_user_29_">
      <style:paragraph-properties fo:line-height="104%" fo:text-align="center" style:justify-single-word="false"/>
      <style:text-properties fo:font-style="normal" officeooo:paragraph-rsid="001c471f" style:font-style-asian="normal" style:font-style-complex="normal"/>
    </style:style>
    <style:style style:name="P40" style:family="paragraph" style:parent-style-name="Standard_20__28_user_29_">
      <style:paragraph-properties fo:line-height="104%" fo:text-align="center" style:justify-single-word="false"/>
      <style:text-properties fo:font-style="normal" officeooo:paragraph-rsid="001de23a" style:font-style-asian="normal" style:font-style-complex="normal"/>
    </style:style>
    <style:style style:name="T1" style:family="text">
      <style:text-properties style:font-name="Futura-Light" fo:font-size="10pt" style:font-name-asian="Calibri" style:font-size-asian="10pt" style:font-size-complex="11pt"/>
    </style:style>
    <style:style style:name="T2" style:family="text">
      <style:text-properties style:font-name="Futura-Light" fo:font-size="10pt" style:font-name-asian="Calibri" style:font-size-asian="10pt" style:font-size-complex="11pt" style:font-weight-complex="bold"/>
    </style:style>
    <style:style style:name="T3" style:family="text">
      <style:text-properties style:font-name="Futura-Light" fo:font-size="10pt" officeooo:rsid="0019f177" style:font-name-asian="Calibri" style:font-size-asian="10pt" style:font-size-complex="11pt"/>
    </style:style>
    <style:style style:name="T4" style:family="text">
      <style:text-properties style:font-name="Futura-Light" fo:font-size="10pt" officeooo:rsid="001a57ad" style:font-name-asian="Calibri" style:font-size-asian="10pt" style:font-size-complex="11pt"/>
    </style:style>
    <style:style style:name="T5" style:family="text">
      <style:text-properties style:font-name="Futura-Light" fo:font-size="10pt" officeooo:rsid="001c471f" style:font-name-asian="Calibri" style:font-size-asian="10pt" style:font-size-complex="11pt"/>
    </style:style>
    <style:style style:name="T6" style:family="text">
      <style:text-properties style:font-name="Futura-Light" fo:font-size="10pt" style:font-name-asian="Calibri" style:font-size-asian="10pt" style:font-size-complex="11pt"/>
    </style:style>
    <style:style style:name="T7" style:family="text">
      <style:text-properties style:font-name="Futura-Light" fo:font-size="10pt" officeooo:rsid="001de23a" style:font-name-asian="Calibri" style:font-size-asian="10pt" style:font-size-complex="11pt"/>
    </style:style>
    <style:style style:name="T8" style:family="text">
      <style:text-properties style:font-name="Futura-Light" fo:font-size="10pt" fo:font-weight="bold" style:font-name-asian="Calibri" style:font-size-asian="10pt" style:font-weight-asian="bold" style:font-size-complex="11pt"/>
    </style:style>
    <style:style style:name="T9" style:family="text">
      <style:text-properties style:font-name="Futura-Light" fo:font-size="10pt" fo:font-weight="bold" officeooo:rsid="0019f177" style:font-name-asian="Calibri" style:font-size-asian="10pt" style:font-weight-asian="bold" style:font-size-complex="11pt"/>
    </style:style>
    <style:style style:name="T10" style:family="text">
      <style:text-properties style:font-name="Futura-Light" fo:font-size="10pt" fo:font-weight="bold" style:font-name-asian="Calibri" style:font-size-asian="10pt" style:font-weight-asian="bold" style:font-size-complex="11pt"/>
    </style:style>
    <style:style style:name="T11" style:family="text">
      <style:text-properties style:font-name="Futura-Light" fo:font-size="10pt" fo:font-weight="bold" officeooo:rsid="001c471f" style:font-name-asian="Calibri" style:font-size-asian="10pt" style:font-weight-asian="bold" style:font-size-complex="11pt"/>
    </style:style>
    <style:style style:name="T12" style:family="text">
      <style:text-properties style:font-name="Futura-Light" fo:font-size="10pt" fo:font-weight="bold" officeooo:rsid="001e9370" style:font-name-asian="Calibri" style:font-size-asian="10pt" style:font-weight-asian="bold" style:font-size-complex="11pt"/>
    </style:style>
    <style:style style:name="T13" style:family="text">
      <style:text-properties style:font-name="Arial" fo:font-size="10pt" fo:font-style="italic" fo:font-weight="bold" style:font-name-asian="Calibri" style:font-size-asian="10pt" style:font-style-asian="italic" style:font-weight-asian="bold" style:font-size-complex="11pt"/>
    </style:style>
    <style:style style:name="T14" style:family="text">
      <style:text-properties style:font-name="Arial" fo:font-size="10pt" fo:font-style="italic" fo:font-weight="bold" officeooo:rsid="001c471f" style:font-name-asian="Calibri" style:font-size-asian="10pt" style:font-style-asian="italic" style:font-weight-asian="bold" style:font-size-complex="11pt"/>
    </style:style>
    <style:style style:name="T15" style:family="text">
      <style:text-properties style:font-name="Arial" fo:font-size="10pt" fo:font-style="italic" fo:font-weight="bold" style:font-size-asian="10pt" style:font-style-asian="italic" style:font-weight-asian="bold"/>
    </style:style>
    <style:style style:name="T16" style:family="text">
      <style:text-properties style:font-name="Arial" fo:font-size="10pt" fo:font-weight="bold" style:font-size-asian="10pt" style:font-weight-asian="bold"/>
    </style:style>
    <style:style style:name="T17" style:family="text">
      <style:text-properties style:font-name="Arial" fo:font-size="10pt" fo:font-style="normal" fo:font-weight="bold" officeooo:rsid="001c471f" style:font-name-asian="Calibri" style:font-size-asian="10pt" style:font-style-asian="normal" style:font-weight-asian="bold" style:font-size-complex="11pt" style:font-style-complex="normal"/>
    </style:style>
    <style:style style:name="T18" style:family="text">
      <style:text-properties officeooo:rsid="001c471f"/>
    </style:style>
    <style:style style:name="T19" style:family="text">
      <style:text-properties officeooo:rsid="001de23a"/>
    </style:style>
    <style:style style:name="T20" style:family="text">
      <style:text-properties officeooo:rsid="001e93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Guayaquil, </text:span><text:span text:style-name="T5">15 de enero de 2022</text:span><text:span text:style-name="T1">.</text:span></text:p>
      <text:p text:style-name="P1"/>
      <text:p text:style-name="P1"/>
      <text:p text:style-name="P1"/>
      <text:p text:style-name="P1">Señores</text:p>
      <text:p text:style-name="P25">BANCO PICHINCHA</text:p>
      <text:p text:style-name="P1">Av. Francisco de Orellana y Justino Cornejo Edif. Torres Atlas</text:p>
      <text:p text:style-name="P22">Guayaquil - Ecuador</text:p>
      <text:p text:style-name="P16"/>
      <text:p text:style-name="P1"/>
      <text:p text:style-name="P1">Estimados Señores:</text:p>
      <text:p text:style-name="P1"/>
      <text:p text:style-name="P2"><text:span text:style-name="T1">Nuestros auditores externos:</text:span><text:span text:style-name="T13"> </text:span><text:span text:style-name="T17">CPAALMEIDA CIA. LTDA</text:span><text:span text:style-name="T14">.</text:span><text:span text:style-name="T15">,</text:span><text:span text:style-name="T1"> están efectuando la auditoría externa de nuestros estados financieros por el año terminado el 31 de diciembre del 202</text:span><text:span text:style-name="T3">1.</text:span></text:p>
      <text:p text:style-name="P1"/>
      <text:p text:style-name="P2"><text:span text:style-name="T1">Por tal motivo solicitamos se sirvan proporcionarles la siguiente información, </text:span><text:span text:style-name="T8">cortada al 31 de diciembre del 202</text:span><text:span text:style-name="T9">1</text:span><text:span text:style-name="T8">:</text:span></text:p>
      <text:p text:style-name="P1"/>
      <text:list xml:id="list1901808368" text:style-name="WWNum3">
        <text:list-item>
          <text:p text:style-name="P6">Saldo(s) de la cuenta(s) corrientes(s) y ahorro(s).</text:p>
        </text:list-item>
        <text:list-item>
          <text:p text:style-name="P6">Detalle de préstamos u otras obligaciones por pagar como resultado de créditos concedidos, tasas de interés pactadas y plazos.</text:p>
        </text:list-item>
        <text:list-item>
          <text:p text:style-name="P6">Detalle de garantías, prendas, hipotecas, saldos compensatorios y cualquier otra salvaguarda que se hubiere acordado.</text:p>
        </text:list-item>
        <text:list-item>
          <text:p text:style-name="P6">Líneas de crédito vigentes incluyendo monto, periodo de vigencia, costos y otras condiciones.</text:p>
        </text:list-item>
        <text:list-item>
          <text:p text:style-name="P6">Otras obligaciones directas o eventuales, letras de cambio, contratos de cambio, instrumentos derivados, tales como futuros, swaps o contratos de cobertura.</text:p>
        </text:list-item>
        <text:list-item>
          <text:p text:style-name="P6">Obligaciones contingentes o eventuales como endosante de documentos o como fiador.</text:p>
        </text:list-item>
        <text:list-item>
          <text:p text:style-name="P3"><text:span text:style-name="T1">Valores en depósitos a plazo u otro tipo de inversión, porcentaje de interés, fechas, inicial y de vencimiento, monto de intereses acreditados a favor de nuestra cuenta </text:span><text:span text:style-name="T8">durante el año 202</text:span><text:span text:style-name="T9">1</text:span><text:span text:style-name="T2">, como resultado de tales inversiones.</text:span></text:p>
        </text:list-item>
        <text:list-item>
          <text:p text:style-name="P6">Restricciones o pignoraciones sobre nuestros saldos bancarios o inversiones.</text:p>
        </text:list-item>
        <text:list-item>
          <text:p text:style-name="P6">Valores entregados en custodia.</text:p>
        </text:list-item>
        <text:list-item>
          <text:p text:style-name="P6">Detalle de personas autorizadas para firmar en nuestras cuentas bancarias.<text:bookmark text:name="_Hlk60649583"/></text:p>
        </text:list-item>
      </text:list>
      <text:p text:style-name="P1"/>
      <text:p text:style-name="P1">Agradecemos remitir su respuesta directamente a nuestros auditores externos:</text:p>
      <text:p text:style-name="P1"/>
      <text:p text:style-name="P39"><text:span text:style-name="T16"><text:s/></text:span><text:span text:style-name="T8">CPAALMEIDA CIA. LTDA.,</text:span></text:p>
      <text:p text:style-name="P9"><text:span text:style-name="T1">Torres del Mall, Centro Comercial Mall del Sol, Torre B, Piso 4</text:span></text:p>
      <text:p text:style-name="P37"><text:span text:style-name="T4">Teléfono 098-723-9800</text:span></text:p>
      <text:p text:style-name="P1"/>
      <text:p text:style-name="P2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"/>
      <text:p text:style-name="P1">Atentamente,</text:p>
      <text:p text:style-name="P1"/>
      <text:p text:style-name="P27">Graficas Impacto GRAFIMPAC S.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JOSE WALTER ORBEA VACA</text:p>
      <text:p text:style-name="P32">Gerente General</text:p>
      <text:p text:style-name="P2"><text:bookmark-start text:name="_Hlk57801554"/><text:span text:style-name="T8">RUC: </text:span><text:bookmark-end text:name="_Hlk57801554"/><text:span text:style-name="T11">0991126864001</text:span></text:p>
      <text:p text:style-name="P12"><text:span text:style-name="T1">Guayaquil, </text:span><text:span text:style-name="T5">15 de enero de 2022</text:span><text:span text:style-name="T1">.</text:span></text:p>
      <text:p text:style-name="P18"/>
      <text:p text:style-name="P18"/>
      <text:p text:style-name="P18"/>
      <text:p text:style-name="P18">Señores</text:p>
      <text:p text:style-name="P35"><text:span text:style-name="T8">BANCO </text:span><text:span text:style-name="T11">DE GUAYAQUIL</text:span></text:p>
      <text:p text:style-name="P35"><text:span text:style-name="T5">Av. Pichincha 107 y Av. Francisco P Icaza</text:span></text:p>
      <text:p text:style-name="P22">Guayaquil - Ecuador</text:p>
      <text:p text:style-name="P20"/>
      <text:p text:style-name="P18"/>
      <text:p text:style-name="P18">Estimados Señores:</text:p>
      <text:p text:style-name="P18"/>
      <text:p text:style-name="P35"><text:span text:style-name="T1">Nuestros auditores externos:</text:span><text:span text:style-name="T13"> </text:span><text:span text:style-name="T17">CPAALMEIDA CIA. LTDA</text:span><text:span text:style-name="T14">.</text:span><text:span text:style-name="T15">,</text:span><text:span text:style-name="T1"> están efectuando la auditoría externa de nuestros estados financieros por el año terminado el 31 de diciembre del 202</text:span><text:span text:style-name="T3">1.</text:span></text:p>
      <text:p text:style-name="P18"/>
      <text:p text:style-name="P35"><text:span text:style-name="T1">Por tal motivo solicitamos se sirvan proporcionarles la siguiente información, </text:span><text:span text:style-name="T8">cortada al 31 de diciembre del 202</text:span><text:span text:style-name="T9">1</text:span><text:span text:style-name="T8">:</text:span></text:p>
      <text:p text:style-name="P18"/>
      <text:list xml:id="list134210008893217" text:continue-numbering="true" text:style-name="WWNum3">
        <text:list-item>
          <text:p text:style-name="P7">Saldo(s) de la cuenta(s) corrientes(s) y ahorro(s).</text:p>
        </text:list-item>
        <text:list-item>
          <text:p text:style-name="P7">Detalle de préstamos u otras obligaciones por pagar como resultado de créditos concedidos, tasas de interés pactadas y plazos.</text:p>
        </text:list-item>
        <text:list-item>
          <text:p text:style-name="P7">Detalle de garantías, prendas, hipotecas, saldos compensatorios y cualquier otra salvaguarda que se hubiere acordado.</text:p>
        </text:list-item>
        <text:list-item>
          <text:p text:style-name="P7">Líneas de crédito vigentes incluyendo monto, periodo de vigencia, costos y otras condiciones.</text:p>
        </text:list-item>
        <text:list-item>
          <text:p text:style-name="P7">Otras obligaciones directas o eventuales, letras de cambio, contratos de cambio, instrumentos derivados, tales como futuros, swaps o contratos de cobertura.</text:p>
        </text:list-item>
        <text:list-item>
          <text:p text:style-name="P7">Obligaciones contingentes o eventuales como endosante de documentos o como fiador.</text:p>
        </text:list-item>
        <text:list-item>
          <text:p text:style-name="P4"><text:span text:style-name="T1">Valores en depósitos a plazo u otro tipo de inversión, porcentaje de interés, fechas, inicial y de vencimiento, monto de intereses acreditados a favor de nuestra cuenta </text:span><text:span text:style-name="T8">durante el año 202</text:span><text:span text:style-name="T9">1</text:span><text:span text:style-name="T2">, como resultado de tales inversiones.</text:span></text:p>
        </text:list-item>
        <text:list-item>
          <text:p text:style-name="P7">Restricciones o pignoraciones sobre nuestros saldos bancarios o inversiones.</text:p>
        </text:list-item>
        <text:list-item>
          <text:p text:style-name="P7">Valores entregados en custodia.</text:p>
        </text:list-item>
        <text:list-item>
          <text:p text:style-name="P7">Detalle de personas autorizadas para firmar en nuestras cuentas bancarias.<text:bookmark text:name="_Hlk606495831"/></text:p>
        </text:list-item>
      </text:list>
      <text:p text:style-name="P18"/>
      <text:p text:style-name="P18">Agradecemos remitir su respuesta directamente a nuestros auditores externos:</text:p>
      <text:p text:style-name="P18"/>
      <text:p text:style-name="P39"><text:span text:style-name="T16"><text:s/></text:span><text:span text:style-name="T8">CPAALMEIDA CIA. LTDA.,</text:span></text:p>
      <text:p text:style-name="P9"><text:span text:style-name="T1">Torres del Mall, Centro Comercial Mall del Sol, Torre B, Piso 4</text:span></text:p>
      <text:p text:style-name="P37"><text:span text:style-name="T4">Teléfono 098-723-9800</text:span></text:p>
      <text:p text:style-name="P18"/>
      <text:p text:style-name="P35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8"/>
      <text:p text:style-name="P18">Atentamente,</text:p>
      <text:p text:style-name="P18"/>
      <text:p text:style-name="P28">Graficas Impacto GRAFIMPAC S.A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JOSE WALTER ORBEA VACA</text:p>
      <text:p text:style-name="P32">Gerente General</text:p>
      <text:p text:style-name="P35"><text:bookmark-start text:name="_Hlk578015541"/><text:span text:style-name="T11">RUC: </text:span><text:bookmark-end text:name="_Hlk578015541"/><text:span text:style-name="T11">0991126864001</text:span></text:p>
      <text:p text:style-name="P12"><text:span text:style-name="T1">Guayaquil, </text:span><text:span text:style-name="T5">15 de enero de 2022</text:span><text:span text:style-name="T1">.</text:span></text:p>
      <text:p text:style-name="P18"/>
      <text:p text:style-name="P18"/>
      <text:p text:style-name="P18"/>
      <text:p text:style-name="P18">Señores</text:p>
      <text:p text:style-name="P35"><text:span text:style-name="T8">BANCO </text:span><text:span text:style-name="T11">DEL PACIFICO</text:span></text:p>
      <text:p text:style-name="P24">Av. P Ycaza 200 entre Pedro Carbo y Pichincha</text:p>
      <text:p text:style-name="P22">Guayaquil - Ecuador</text:p>
      <text:p text:style-name="P20"/>
      <text:p text:style-name="P18"/>
      <text:p text:style-name="P18">Estimados Señores:</text:p>
      <text:p text:style-name="P18"/>
      <text:p text:style-name="P35"><text:span text:style-name="T1">Nuestros auditores externos:</text:span><text:span text:style-name="T13"> </text:span><text:span text:style-name="T17">CPAALMEIDA CIA. LTDA</text:span><text:span text:style-name="T14">.</text:span><text:span text:style-name="T15">,</text:span><text:span text:style-name="T1"> están efectuando la auditoría externa de nuestros estados financieros por el año terminado el 31 de diciembre del 202</text:span><text:span text:style-name="T3">1.</text:span></text:p>
      <text:p text:style-name="P18"/>
      <text:p text:style-name="P35"><text:span text:style-name="T1">Por tal motivo solicitamos se sirvan proporcionarles la siguiente información, </text:span><text:span text:style-name="T8">cortada al 31 de diciembre del 202</text:span><text:span text:style-name="T9">1</text:span><text:span text:style-name="T8">:</text:span></text:p>
      <text:p text:style-name="P18"/>
      <text:list xml:id="list134210316826593" text:continue-numbering="true" text:style-name="WWNum3">
        <text:list-item>
          <text:p text:style-name="P7">Saldo(s) de la cuenta(s) corrientes(s) y ahorro(s).</text:p>
        </text:list-item>
        <text:list-item>
          <text:p text:style-name="P7">Detalle de préstamos u otras obligaciones por pagar como resultado de créditos concedidos, tasas de interés pactadas y plazos.</text:p>
        </text:list-item>
        <text:list-item>
          <text:p text:style-name="P7">Detalle de garantías, prendas, hipotecas, saldos compensatorios y cualquier otra salvaguarda que se hubiere acordado.</text:p>
        </text:list-item>
        <text:list-item>
          <text:p text:style-name="P7">Líneas de crédito vigentes incluyendo monto, periodo de vigencia, costos y otras condiciones.</text:p>
        </text:list-item>
        <text:list-item>
          <text:p text:style-name="P7">Otras obligaciones directas o eventuales, letras de cambio, contratos de cambio, instrumentos derivados, tales como futuros, swaps o contratos de cobertura.</text:p>
        </text:list-item>
        <text:list-item>
          <text:p text:style-name="P7">Obligaciones contingentes o eventuales como endosante de documentos o como fiador.</text:p>
        </text:list-item>
        <text:list-item>
          <text:p text:style-name="P4"><text:span text:style-name="T1">Valores en depósitos a plazo u otro tipo de inversión, porcentaje de interés, fechas, inicial y de vencimiento, monto de intereses acreditados a favor de nuestra cuenta </text:span><text:span text:style-name="T8">durante el año 202</text:span><text:span text:style-name="T9">1</text:span><text:span text:style-name="T2">, como resultado de tales inversiones.</text:span></text:p>
        </text:list-item>
        <text:list-item>
          <text:p text:style-name="P7">Restricciones o pignoraciones sobre nuestros saldos bancarios o inversiones.</text:p>
        </text:list-item>
        <text:list-item>
          <text:p text:style-name="P7">Valores entregados en custodia.</text:p>
        </text:list-item>
        <text:list-item>
          <text:p text:style-name="P7">Detalle de personas autorizadas para firmar en nuestras cuentas bancarias.<text:bookmark text:name="_Hlk606495832"/></text:p>
        </text:list-item>
      </text:list>
      <text:p text:style-name="P18"/>
      <text:p text:style-name="P18">Agradecemos remitir su respuesta directamente a nuestros auditores externos:</text:p>
      <text:p text:style-name="P18"/>
      <text:p text:style-name="P39"><text:span text:style-name="T16"><text:s/></text:span><text:span text:style-name="T8">CPAALMEIDA CIA. LTDA.,</text:span></text:p>
      <text:p text:style-name="P9"><text:span text:style-name="T1">Torres del Mall, Centro Comercial Mall del Sol, Torre B, Piso 4</text:span></text:p>
      <text:p text:style-name="P37"><text:span text:style-name="T4">Teléfono 098-723-9800</text:span></text:p>
      <text:p text:style-name="P18"/>
      <text:p text:style-name="P35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8"/>
      <text:p text:style-name="P18">Atentamente,</text:p>
      <text:p text:style-name="P18"/>
      <text:p text:style-name="P28">Graficas Impacto GRAFIMPAC S.A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JOSE WALTER ORBEA VACA</text:p>
      <text:p text:style-name="P32">Gerente General</text:p>
      <text:p text:style-name="P35"><text:bookmark-start text:name="_Hlk578015542"/><text:span text:style-name="T11">RUC: </text:span><text:bookmark-end text:name="_Hlk578015542"/><text:span text:style-name="T11">0991126864001</text:span></text:p>
      <text:p text:style-name="P12"><text:span text:style-name="T1">Guayaquil, </text:span><text:span text:style-name="T5">15 de enero de 2022</text:span><text:span text:style-name="T1">.</text:span></text:p>
      <text:p text:style-name="P18"/>
      <text:p text:style-name="P18"/>
      <text:p text:style-name="P18"/>
      <text:p text:style-name="P18">Señores</text:p>
      <text:p text:style-name="P26">BA<text:span text:style-name="T19">NCO PROCREDIT</text:span></text:p>
      <text:p text:style-name="P35"><text:span text:style-name="T1">A</text:span><text:span text:style-name="T7">v. Panamá y Victor Manuel Rendón Edificio la Banca.</text:span></text:p>
      <text:p text:style-name="P22">Guayaquil - Ecuador</text:p>
      <text:p text:style-name="P20"/>
      <text:p text:style-name="P18"/>
      <text:p text:style-name="P18">Estimados Señores:</text:p>
      <text:p text:style-name="P18"/>
      <text:p text:style-name="P35"><text:span text:style-name="T1">Nuestros auditores externos:</text:span><text:span text:style-name="T13"> </text:span><text:span text:style-name="T17">CPAALMEIDA CIA. LTDA</text:span><text:span text:style-name="T14">.</text:span><text:span text:style-name="T15">,</text:span><text:span text:style-name="T1"> están efectuando la auditoría externa de nuestros estados financieros por el año terminado el 31 de diciembre del 202</text:span><text:span text:style-name="T3">1.</text:span></text:p>
      <text:p text:style-name="P18"/>
      <text:p text:style-name="P35"><text:span text:style-name="T1">Por tal motivo solicitamos se sirvan proporcionarles la siguiente información, </text:span><text:span text:style-name="T8">cortada al 31 de diciembre del 202</text:span><text:span text:style-name="T9">1</text:span><text:span text:style-name="T8">:</text:span></text:p>
      <text:p text:style-name="P18"/>
      <text:list xml:id="list134210609251448" text:continue-numbering="true" text:style-name="WWNum3">
        <text:list-item>
          <text:p text:style-name="P7">Saldo(s) de la cuenta(s) corrientes(s) y ahorro(s).</text:p>
        </text:list-item>
        <text:list-item>
          <text:p text:style-name="P7">Detalle de préstamos u otras obligaciones por pagar como resultado de créditos concedidos, tasas de interés pactadas y plazos.</text:p>
        </text:list-item>
        <text:list-item>
          <text:p text:style-name="P7">Detalle de garantías, prendas, hipotecas, saldos compensatorios y cualquier otra salvaguarda que se hubiere acordado.</text:p>
        </text:list-item>
        <text:list-item>
          <text:p text:style-name="P7">Líneas de crédito vigentes incluyendo monto, periodo de vigencia, costos y otras condiciones.</text:p>
        </text:list-item>
        <text:list-item>
          <text:p text:style-name="P7">Otras obligaciones directas o eventuales, letras de cambio, contratos de cambio, instrumentos derivados, tales como futuros, swaps o contratos de cobertura.</text:p>
        </text:list-item>
        <text:list-item>
          <text:p text:style-name="P7">Obligaciones contingentes o eventuales como endosante de documentos o como fiador.</text:p>
        </text:list-item>
        <text:list-item>
          <text:p text:style-name="P4"><text:span text:style-name="T1">Valores en depósitos a plazo u otro tipo de inversión, porcentaje de interés, fechas, inicial y de vencimiento, monto de intereses acreditados a favor de nuestra cuenta </text:span><text:span text:style-name="T8">durante el año 202</text:span><text:span text:style-name="T9">1</text:span><text:span text:style-name="T2">, como resultado de tales inversiones.</text:span></text:p>
        </text:list-item>
        <text:list-item>
          <text:p text:style-name="P7">Restricciones o pignoraciones sobre nuestros saldos bancarios o inversiones.</text:p>
        </text:list-item>
        <text:list-item>
          <text:p text:style-name="P7">Valores entregados en custodia.</text:p>
        </text:list-item>
        <text:list-item>
          <text:p text:style-name="P7">Detalle de personas autorizadas para firmar en nuestras cuentas bancarias.<text:bookmark text:name="_Hlk606495833"/></text:p>
        </text:list-item>
      </text:list>
      <text:p text:style-name="P18"/>
      <text:p text:style-name="P18">Agradecemos remitir su respuesta directamente a nuestros auditores externos:</text:p>
      <text:p text:style-name="P18"/>
      <text:p text:style-name="P39"><text:span text:style-name="T16"><text:s/></text:span><text:span text:style-name="T8">CPAALMEIDA CIA. LTDA.,</text:span></text:p>
      <text:p text:style-name="P9"><text:span text:style-name="T1">Torres del Mall, Centro Comercial Mall del Sol, Torre B, Piso 4</text:span></text:p>
      <text:p text:style-name="P37"><text:span text:style-name="T4">Teléfono 098-723-9800</text:span></text:p>
      <text:p text:style-name="P18"/>
      <text:p text:style-name="P35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8"/>
      <text:p text:style-name="P18">Atentamente,</text:p>
      <text:p text:style-name="P18"/>
      <text:p text:style-name="P28">Graficas Impacto GRAFIMPAC S.A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JOSE WALTER ORBEA VACA</text:p>
      <text:p text:style-name="P32">Gerente General</text:p>
      <text:p text:style-name="P35"><text:bookmark-start text:name="_Hlk578015543"/><text:span text:style-name="T11">RUC: </text:span><text:bookmark-end text:name="_Hlk578015543"/><text:span text:style-name="T11">0991126864001</text:span></text:p>
      <text:p text:style-name="P15"><text:span text:style-name="T1">Guayaquil, </text:span><text:span text:style-name="T5">15 de enero de 2022</text:span><text:span text:style-name="T1">.</text:span></text:p>
      <text:p text:style-name="P19"/>
      <text:p text:style-name="P19"/>
      <text:p text:style-name="P19"/>
      <text:p text:style-name="P19">Señores</text:p>
      <text:p text:style-name="P36"><text:span text:style-name="T8">BANCO </text:span><text:span text:style-name="T12">TERRABANK</text:span></text:p>
      <text:p text:style-name="P19">Av. <text:span text:style-name="T20">Pedro Carbo entre Luque y Aguirre, Edificio Produbanco.</text:span></text:p>
      <text:p text:style-name="P23">Guayaquil - Ecuador</text:p>
      <text:p text:style-name="P21"/>
      <text:p text:style-name="P19"/>
      <text:p text:style-name="P19">Estimados Señores:</text:p>
      <text:p text:style-name="P19"/>
      <text:p text:style-name="P36"><text:span text:style-name="T1">Nuestros auditores externos:</text:span><text:span text:style-name="T13"> </text:span><text:span text:style-name="T17">CPAALMEIDA CIA. LTDA</text:span><text:span text:style-name="T14">.</text:span><text:span text:style-name="T15">,</text:span><text:span text:style-name="T1"> están efectuando la auditoría externa de nuestros estados financieros por el año terminado el 31 de diciembre del 202</text:span><text:span text:style-name="T3">1.</text:span></text:p>
      <text:p text:style-name="P19"/>
      <text:p text:style-name="P36"><text:span text:style-name="T1">Por tal motivo solicitamos se sirvan proporcionarles la siguiente información, </text:span><text:span text:style-name="T8">cortada al 31 de diciembre del 202</text:span><text:span text:style-name="T9">1</text:span><text:span text:style-name="T8">:</text:span></text:p>
      <text:p text:style-name="P19"/>
      <text:list xml:id="list134210317679376" text:continue-numbering="true" text:style-name="WWNum3">
        <text:list-item>
          <text:p text:style-name="P8">Saldo(s) de la cuenta(s) corrientes(s) y ahorro(s).</text:p>
        </text:list-item>
        <text:list-item>
          <text:p text:style-name="P8">Detalle de préstamos u otras obligaciones por pagar como resultado de créditos concedidos, tasas de interés pactadas y plazos.</text:p>
        </text:list-item>
        <text:list-item>
          <text:p text:style-name="P8">Detalle de garantías, prendas, hipotecas, saldos compensatorios y cualquier otra salvaguarda que se hubiere acordado.</text:p>
        </text:list-item>
        <text:list-item>
          <text:p text:style-name="P8">Líneas de crédito vigentes incluyendo monto, periodo de vigencia, costos y otras condiciones.</text:p>
        </text:list-item>
        <text:list-item>
          <text:p text:style-name="P8">Otras obligaciones directas o eventuales, letras de cambio, contratos de cambio, instrumentos derivados, tales como futuros, swaps o contratos de cobertura.</text:p>
        </text:list-item>
        <text:list-item>
          <text:p text:style-name="P8">Obligaciones contingentes o eventuales como endosante de documentos o como fiador.</text:p>
        </text:list-item>
        <text:list-item>
          <text:p text:style-name="P5"><text:span text:style-name="T1">Valores en depósitos a plazo u otro tipo de inversión, porcentaje de interés, fechas, inicial y de vencimiento, monto de intereses acreditados a favor de nuestra cuenta </text:span><text:span text:style-name="T8">durante el año 202</text:span><text:span text:style-name="T9">1</text:span><text:span text:style-name="T2">, como resultado de tales inversiones.</text:span></text:p>
        </text:list-item>
        <text:list-item>
          <text:p text:style-name="P8">Restricciones o pignoraciones sobre nuestros saldos bancarios o inversiones.</text:p>
        </text:list-item>
        <text:list-item>
          <text:p text:style-name="P8">Valores entregados en custodia.</text:p>
        </text:list-item>
        <text:list-item>
          <text:p text:style-name="P8">Detalle de personas autorizadas para firmar en nuestras cuentas bancarias.<text:bookmark text:name="_Hlk606495834"/></text:p>
        </text:list-item>
      </text:list>
      <text:p text:style-name="P19"/>
      <text:p text:style-name="P19">Agradecemos remitir su respuesta directamente a nuestros auditores externos:</text:p>
      <text:p text:style-name="P19"/>
      <text:p text:style-name="P40"><text:span text:style-name="T16"><text:s/></text:span><text:span text:style-name="T8">CPAALMEIDA CIA. LTDA.,</text:span></text:p>
      <text:p text:style-name="P10"><text:span text:style-name="T1">Torres del Mall, Centro Comercial Mall del Sol, Torre B, Piso 4</text:span></text:p>
      <text:p text:style-name="P38"><text:span text:style-name="T4">Teléfono 098-723-9800</text:span></text:p>
      <text:p text:style-name="P19"/>
      <text:p text:style-name="P36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9"/>
      <text:p text:style-name="P19">Atentamente,</text:p>
      <text:p text:style-name="P19"/>
      <text:p text:style-name="P29">Graficas Impacto GRAFIMPAC S.A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JOSE WALTER ORBEA VACA</text:p>
      <text:p text:style-name="P33">Gerente General</text:p>
      <text:p text:style-name="P36"><text:bookmark-start text:name="_Hlk578015544"/><text:span text:style-name="T11">RUC: </text:span><text:bookmark-end text:name="_Hlk578015544"/><text:span text:style-name="T11">099112686400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6cm" fo:margin-right="2.214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Almeida</meta:initial-creator>
    <meta:editing-cycles>4</meta:editing-cycles>
    <meta:creation-date>2021-01-04T15:47:00</meta:creation-date>
    <dc:date>2021-11-18T13:42:09.115488721</dc:date>
    <meta:editing-duration>PT14M58S</meta:editing-duration>
    <meta:generator>LibreOffice/6.4.7.2$Linux_X86_64 LibreOffice_project/40$Build-2</meta:generator>
    <meta:document-statistic meta:table-count="0" meta:image-count="0" meta:object-count="0" meta:page-count="5" meta:paragraph-count="140" meta:word-count="1417" meta:character-count="9740" meta:non-whitespace-character-count="85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